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210000029D858D518B6BF8D18C.png" manifest:media-type="image/png"/>
  <manifest:file-entry manifest:full-path="Pictures/100000000000052400000360A29EB187B465DD28.png" manifest:media-type="image/png"/>
  <manifest:file-entry manifest:full-path="Pictures/10000000000005210000037344759A3301BF2D66.png" manifest:media-type="image/png"/>
  <manifest:file-entry manifest:full-path="Pictures/1000000000000059000000836BC605480BA99D32.png" manifest:media-type="image/png"/>
  <manifest:file-entry manifest:full-path="Pictures/100000000000005C0000004E6FE909669C56A016.png" manifest:media-type="image/png"/>
  <manifest:file-entry manifest:full-path="Pictures/100000000000052300000342EDB9F11C30183E83.png" manifest:media-type="image/png"/>
  <manifest:file-entry manifest:full-path="Pictures/10000000000001590000025477007984C7F47D31.png" manifest:media-type="image/png"/>
  <manifest:file-entry manifest:full-path="Pictures/100000000000052100000384A811D35FBE8CA5F7.png" manifest:media-type="image/png"/>
  <manifest:file-entry manifest:full-path="Pictures/100000000000051E0000029B4427ACEB561BDBEC.png" manifest:media-type="image/png"/>
  <manifest:file-entry manifest:full-path="Pictures/100000000000051B000002795B39E08A5C197BB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paragraph-rsid="000e3c2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Изображение1" text:anchor-type="as-char" svg:y="-17.611cm" svg:width="9.128cm" svg:height="15.769cm" draw:z-index="0"><draw:image xlink:href="Pictures/10000000000001590000025477007984C7F47D31.png" xlink:type="simple" xlink:show="embed" xlink:actuate="onLoad" draw:mime-type="image/png"/></draw:frame><draw:frame draw:style-name="fr3" draw:name="Изображение2" text:anchor-type="as-char" svg:y="-8.53cm" svg:width="2.355cm" svg:height="3.466cm" draw:z-index="1"><draw:image xlink:href="Pictures/1000000000000059000000836BC605480BA99D32.png" xlink:type="simple" xlink:show="embed" xlink:actuate="onLoad" draw:mime-type="image/png"/></draw:frame><draw:frame draw:style-name="fr2" draw:name="Изображение3" text:anchor-type="as-char" svg:y="-4.337cm" svg:width="2.434cm" svg:height="2.064cm" draw:z-index="2"><draw:image xlink:href="Pictures/100000000000005C0000004E6FE909669C56A016.png" xlink:type="simple" xlink:show="embed" xlink:actuate="onLoad" draw:mime-type="image/png"/></draw:frame></text:p>
      <text:p text:style-name="P1"><text:soft-page-break/><draw:frame draw:style-name="fr1" draw:name="Изображение4" text:anchor-type="as-char" svg:width="17cm" svg:height="8.232cm" draw:z-index="3"><draw:image xlink:href="Pictures/100000000000051B000002795B39E08A5C197BBC.png" xlink:type="simple" xlink:show="embed" xlink:actuate="onLoad" draw:mime-type="image/png"/></draw:frame></text:p>
      <text:p text:style-name="P1"><draw:frame draw:style-name="fr1" draw:name="Изображение5" text:anchor-type="as-char" svg:width="17cm" svg:height="10.781cm" draw:z-index="4"><draw:image xlink:href="Pictures/100000000000052300000342EDB9F11C30183E83.png" xlink:type="simple" xlink:show="embed" xlink:actuate="onLoad" draw:mime-type="image/png"/></draw:frame></text:p>
      <text:p text:style-name="P1"><text:soft-page-break/><draw:frame draw:style-name="fr1" draw:name="Изображение6" text:anchor-type="as-char" svg:width="17cm" svg:height="11.652cm" draw:z-index="5"><draw:image xlink:href="Pictures/100000000000052100000384A811D35FBE8CA5F7.png" xlink:type="simple" xlink:show="embed" xlink:actuate="onLoad" draw:mime-type="image/png"/></draw:frame></text:p>
      <text:p text:style-name="P1"><draw:frame draw:style-name="fr1" draw:name="Изображение7" text:anchor-type="as-char" svg:width="17cm" svg:height="8.655cm" draw:z-index="6"><draw:image xlink:href="Pictures/100000000000051E0000029B4427ACEB561BDBEC.png" xlink:type="simple" xlink:show="embed" xlink:actuate="onLoad" draw:mime-type="image/png"/></draw:frame></text:p>
      <text:p text:style-name="P1"><text:soft-page-break/><draw:frame draw:style-name="fr1" draw:name="Изображение8" text:anchor-type="as-char" svg:width="17cm" svg:height="11.432cm" draw:z-index="7"><draw:image xlink:href="Pictures/10000000000005210000037344759A3301BF2D66.png" xlink:type="simple" xlink:show="embed" xlink:actuate="onLoad" draw:mime-type="image/png"/></draw:frame></text:p>
      <text:p text:style-name="P1"><draw:frame draw:style-name="fr1" draw:name="Изображение9" text:anchor-type="as-char" svg:width="17cm" svg:height="11.16cm" draw:z-index="8"><draw:image xlink:href="Pictures/100000000000052400000360A29EB187B465DD28.png" xlink:type="simple" xlink:show="embed" xlink:actuate="onLoad" draw:mime-type="image/png"/></draw:frame></text:p>
      <text:p text:style-name="P1"><text:soft-page-break/><draw:frame draw:style-name="fr1" draw:name="Изображение10" text:anchor-type="as-char" svg:width="17cm" svg:height="8.661cm" draw:z-index="9"><draw:image xlink:href="Pictures/10000000000005210000029D858D518B6BF8D1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3-10T08:46:33.099639165</meta:creation-date>
    <dc:date>2023-03-10T09:31:36.362809779</dc:date>
    <meta:editing-duration>PT14M31S</meta:editing-duration>
    <meta:editing-cycles>3</meta:editing-cycles>
    <meta:generator>LibreOffice/7.2.4.1$Linux_X86_64 LibreOffice_project/20$Build-1</meta:generator>
    <meta:document-statistic meta:table-count="0" meta:image-count="10" meta:object-count="0" meta:page-count="5" meta:paragraph-count="8" meta:word-count="0" meta:character-count="0" meta:non-whitespace-character-count="0"/>
  </office:meta>
</office:document-meta>
</file>